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0*"/>
    </style:style>
    <style:style style:name="表格1.B" style:family="table-column">
      <style:table-column-properties style:column-width="2.551cm" style:rel-column-width="9831*"/>
    </style:style>
    <style:style style:name="表格1.C" style:family="table-column">
      <style:table-column-properties style:column-width="1.702cm" style:rel-column-width="6562*"/>
    </style:style>
    <style:style style:name="表格1.D" style:family="table-column">
      <style:table-column-properties style:column-width="0.848cm" style:rel-column-width="3269*"/>
    </style:style>
    <style:style style:name="表格1.F" style:family="table-column">
      <style:table-column-properties style:column-width="0.847cm" style:rel-column-width="3266*"/>
    </style:style>
    <style:style style:name="表格1.G" style:family="table-column">
      <style:table-column-properties style:column-width="0.358cm" style:rel-column-width="1380*"/>
    </style:style>
    <style:style style:name="表格1.H" style:family="table-column">
      <style:table-column-properties style:column-width="1.346cm" style:rel-column-width="5185*"/>
    </style:style>
    <style:style style:name="表格1.A1" style:family="table-cell">
      <style:table-cell-properties fo:padding="0.097cm" fo:border-left="0.5pt solid #000000" fo:border-right="none" fo:border-top="0.5pt solid #000000" fo:border-bottom="0.5pt solid #000000"/>
    </style:style>
    <style:style style:name="表格1.H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B6" style:family="table-cell">
      <style:table-cell-properties fo:padding="0.097cm" fo:border-left="0.5pt solid #000000" fo:border-right="0.5pt solid #000000" fo:border-top="none" fo:border-bottom="0.5pt solid #000000"/>
    </style:style>
    <style:style style:name="表格1.12" style:family="table-row">
      <style:table-row-properties style:min-row-height="0.9cm"/>
    </style:style>
    <style:style style:name="表格1.13" style:family="table-row">
      <style:table-row-properties style:min-row-height="1.998cm"/>
    </style:style>
    <style:style style:name="表格2" style:family="table">
      <style:table-properties style:width="17cm" table:align="margins"/>
    </style:style>
    <style:style style:name="表格2.A" style:family="table-column">
      <style:table-column-properties style:column-width="4.249cm" style:rel-column-width="16380*"/>
    </style:style>
    <style:style style:name="表格2.B" style:family="table-column">
      <style:table-column-properties style:column-width="2.551cm" style:rel-column-width="9831*"/>
    </style:style>
    <style:style style:name="表格2.C" style:family="table-column">
      <style:table-column-properties style:column-width="1.702cm" style:rel-column-width="6562*"/>
    </style:style>
    <style:style style:name="表格2.D" style:family="table-column">
      <style:table-column-properties style:column-width="0.848cm" style:rel-column-width="3269*"/>
    </style:style>
    <style:style style:name="表格2.F" style:family="table-column">
      <style:table-column-properties style:column-width="0.847cm" style:rel-column-width="3266*"/>
    </style:style>
    <style:style style:name="表格2.G" style:family="table-column">
      <style:table-column-properties style:column-width="0.358cm" style:rel-column-width="1380*"/>
    </style:style>
    <style:style style:name="表格2.H" style:family="table-column">
      <style:table-column-properties style:column-width="1.346cm" style:rel-column-width="5185*"/>
    </style:style>
    <style:style style:name="表格2.A1" style:family="table-cell">
      <style:table-cell-properties fo:padding="0.097cm" fo:border-left="0.5pt solid #000000" fo:border-right="none" fo:border-top="0.5pt solid #000000" fo:border-bottom="0.5pt solid #000000"/>
    </style:style>
    <style:style style:name="表格2.H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B6" style:family="table-cell">
      <style:table-cell-properties fo:padding="0.097cm" fo:border-left="0.5pt solid #000000" fo:border-right="0.5pt solid #000000" fo:border-top="none" fo:border-bottom="0.5pt solid #000000"/>
    </style:style>
    <style:style style:name="表格2.12" style:family="table-row">
      <style:table-row-properties style:min-row-height="0.9cm"/>
    </style:style>
    <style:style style:name="表格2.13" style:family="table-row">
      <style:table-row-properties style:min-row-height="1.998cm"/>
    </style:style>
    <style:style style:name="P1" style:family="paragraph" style:parent-style-name="Standard">
      <style:text-properties style:font-name="Arial" fo:font-size="10pt" officeooo:paragraph-rsid="005c2fad" style:font-name-asian="Arial" style:font-size-asian="10pt" style:font-size-complex="10pt"/>
    </style:style>
    <style:style style:name="P2" style:family="paragraph" style:parent-style-name="Table_20_Contents">
      <style:text-properties style:font-name="Arial" fo:font-size="10pt" officeooo:paragraph-rsid="005c2fad" style:font-name-asian="Arial" style:font-size-asian="10pt" style:font-size-complex="10pt"/>
    </style:style>
    <style:style style:name="P3" style:family="paragraph" style:parent-style-name="Table_20_Contents">
      <style:paragraph-properties fo:text-align="center" style:justify-single-word="false"/>
      <style:text-properties style:font-name="Arial" fo:font-size="10pt" officeooo:paragraph-rsid="005c2fad" style:font-name-asian="Arial" style:font-size-asian="10pt" style:font-size-complex="10pt"/>
    </style:style>
    <style:style style:name="P4" style:family="paragraph" style:parent-style-name="Table_20_Contents">
      <style:text-properties style:font-name="Arial" fo:font-size="10pt" officeooo:paragraph-rsid="00625108" style:font-name-asian="Arial" style:font-size-asian="10pt" style:font-size-complex="10pt"/>
    </style:style>
    <style:style style:name="P5" style:family="paragraph" style:parent-style-name="Heading_20_3">
      <style:text-properties style:font-name="Arial" fo:font-size="10pt" officeooo:paragraph-rsid="0062fd34" style:font-name-asian="Arial" style:font-size-asian="10pt" style:font-size-complex="10pt"/>
    </style:style>
    <style:style style:name="P6" style:family="paragraph" style:parent-style-name="Table_20_Contents">
      <style:text-properties style:font-name="Arial" fo:font-size="10pt" officeooo:paragraph-rsid="006e2ac3" style:font-name-asian="Arial" style:font-size-asian="10pt" style:font-size-complex="10pt"/>
    </style:style>
    <style:style style:name="P7" style:family="paragraph" style:parent-style-name="Standard">
      <style:text-properties style:font-name="Arial" fo:font-size="10pt" officeooo:rsid="001585e0" officeooo:paragraph-rsid="005c2fad" style:font-name-asian="Arial" style:font-size-asian="10pt" style:language-asian="zh" style:country-asian="TW" style:font-size-complex="10pt"/>
    </style:style>
    <style:style style:name="P8" style:family="paragraph" style:parent-style-name="Standard" style:master-page-name="">
      <style:paragraph-properties style:page-number="auto" fo:break-before="page"/>
      <style:text-properties style:font-name="Arial" fo:font-size="10pt" officeooo:rsid="001585e0" officeooo:paragraph-rsid="005c2fad" style:font-name-asian="Arial" style:font-size-asian="10pt" style:language-asian="zh" style:country-asian="TW" style:font-size-complex="10pt"/>
    </style:style>
    <style:style style:name="P9" style:family="paragraph" style:parent-style-name="Table_20_Contents">
      <style:text-properties style:font-name="Arial" fo:font-size="10pt" officeooo:rsid="005f26ba" officeooo:paragraph-rsid="005f26ba" style:font-name-asian="Arial" style:font-size-asian="10pt" style:language-asian="zh" style:country-asian="TW" style:font-size-complex="10pt"/>
    </style:style>
    <style:style style:name="P10" style:family="paragraph" style:parent-style-name="Table_20_Contents">
      <style:text-properties style:font-name="Arial" fo:font-size="10pt" officeooo:paragraph-rsid="005c2fad" style:font-name-asian="Arial" style:font-size-asian="10pt" style:language-asian="zh" style:country-asian="TW" style:font-size-complex="10pt"/>
    </style:style>
    <style:style style:name="P11" style:family="paragraph" style:parent-style-name="Table_20_Contents">
      <style:paragraph-properties fo:text-align="center" style:justify-single-word="false"/>
      <style:text-properties style:font-name="Arial" fo:font-size="10pt" officeooo:paragraph-rsid="005c2fad" style:font-name-asian="Arial" style:font-size-asian="10pt" style:language-asian="zh" style:country-asian="TW" style:font-size-complex="10pt"/>
    </style:style>
    <style:style style:name="P12" style:family="paragraph" style:parent-style-name="Table_20_Contents">
      <style:text-properties style:font-name="Arial" fo:font-size="10pt" officeooo:rsid="00611d26" officeooo:paragraph-rsid="00611d26" style:font-name-asian="Arial" style:font-size-asian="10pt" style:language-asian="zh" style:country-asian="TW" style:font-size-complex="10pt"/>
    </style:style>
    <style:style style:name="P13" style:family="paragraph" style:parent-style-name="Table_20_Contents">
      <style:text-properties style:font-name="Arial" fo:font-size="10pt" officeooo:rsid="0029c0d7" officeooo:paragraph-rsid="005c2fad" style:font-name-asian="Arial" style:font-size-asian="10pt" style:language-asian="zh" style:country-asian="TW" style:font-size-complex="10pt"/>
    </style:style>
    <style:style style:name="P14" style:family="paragraph" style:parent-style-name="Table_20_Contents">
      <style:text-properties style:font-name="Arial" fo:font-size="10pt" officeooo:rsid="00165881" officeooo:paragraph-rsid="005c2fad" style:font-name-asian="Arial" style:font-size-asian="10pt" style:language-asian="zh" style:country-asian="TW" style:font-size-complex="10pt"/>
    </style:style>
    <style:style style:name="P15" style:family="paragraph" style:parent-style-name="Standard">
      <style:text-properties style:font-name="Arial" fo:font-size="10pt" officeooo:rsid="001585e0" officeooo:paragraph-rsid="005c2fad" style:font-name-asian="Arial" style:font-size-asian="10pt" style:language-asian="zh" style:country-asian="TW" style:font-name-complex="游明朝" style:font-size-complex="10pt"/>
    </style:style>
    <style:style style:name="P16" style:family="paragraph" style:parent-style-name="Standard">
      <style:text-properties style:font-name="Arial" fo:font-size="10pt" officeooo:rsid="001585e0" officeooo:paragraph-rsid="0064ea3d" style:font-name-asian="Arial" style:font-size-asian="10pt" style:language-asian="zh" style:country-asian="TW" style:font-name-complex="游明朝" style:font-size-complex="10pt"/>
    </style:style>
    <style:style style:name="P17" style:family="paragraph" style:parent-style-name="Standard">
      <style:text-properties style:font-name="Arial" fo:font-size="10pt" officeooo:rsid="0064ea3d" officeooo:paragraph-rsid="005c2fad" style:font-name-asian="Arial" style:font-size-asian="10pt" style:language-asian="zh" style:country-asian="TW" style:font-name-complex="游明朝" style:font-size-complex="10pt"/>
    </style:style>
    <style:style style:name="P18" style:family="paragraph" style:parent-style-name="Table_20_Contents">
      <style:text-properties style:font-name="Arial" fo:font-size="10pt" officeooo:paragraph-rsid="005c2fad" style:font-name-asian="Arial" style:font-size-asian="10pt" style:language-asian="zh" style:country-asian="TW" style:font-name-complex="游明朝" style:font-size-complex="10pt"/>
    </style:style>
    <style:style style:name="P19" style:family="paragraph" style:parent-style-name="Table_20_Contents">
      <style:text-properties style:font-name="Arial" fo:font-size="10pt" officeooo:rsid="001c18d1" officeooo:paragraph-rsid="005c2fad" style:font-name-asian="Arial" style:font-size-asian="10pt" style:language-asian="zh" style:country-asian="TW" style:font-name-complex="游明朝" style:font-size-complex="10pt"/>
    </style:style>
    <style:style style:name="P20" style:family="paragraph" style:parent-style-name="Table_20_Contents">
      <style:text-properties style:font-name="Arial" fo:font-size="10pt" officeooo:paragraph-rsid="006e2ac3" style:font-name-asian="Arial" style:font-size-asian="10pt" style:language-asian="zh" style:country-asian="TW" style:font-name-complex="游明朝" style:font-size-complex="10pt"/>
    </style:style>
    <style:style style:name="P21" style:family="paragraph" style:parent-style-name="Table_20_Contents">
      <style:text-properties style:font-name="Arial" fo:font-size="10pt" officeooo:paragraph-rsid="006e2ac3" style:font-name-asian="Arial" style:font-size-asian="10pt" style:font-name-complex="游明朝" style:font-size-complex="10pt"/>
    </style:style>
    <style:style style:name="P22" style:family="paragraph" style:parent-style-name="Heading_20_3">
      <style:text-properties style:font-name="Arial" fo:font-size="10pt" fo:font-weight="normal" officeooo:rsid="0062fd34" officeooo:paragraph-rsid="00611d26" style:font-name-asian="Arial" style:font-size-asian="10pt" style:language-asian="zh" style:country-asian="TW" style:font-weight-asian="normal" style:font-size-complex="10pt" style:font-weight-complex="normal"/>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paragraph-properties fo:margin-left="0cm" fo:margin-right="0cm" fo:text-indent="0cm" style:auto-text-indent="false" style:writing-mode="lr-tb"/>
      <style:text-properties style:font-name="Arial" fo:font-size="11pt" fo:background-color="transparent" style:font-size-asian="11pt" style:font-size-complex="11pt"/>
    </style:style>
    <style:style style:name="P25" style:family="paragraph" style:parent-style-name="Table_20_Contents">
      <style:text-properties style:font-name="Arial" fo:font-size="8pt" officeooo:paragraph-rsid="005c2fad" style:font-name-asian="Arial" style:font-size-asian="8pt" style:language-asian="zh" style:country-asian="TW" style:font-size-complex="8pt"/>
    </style:style>
    <style:style style:name="P26" style:family="paragraph" style:parent-style-name="Table_20_Contents">
      <style:text-properties style:font-name="Arial" fo:font-size="8pt" officeooo:rsid="005f26ba" officeooo:paragraph-rsid="005c2fad" style:font-name-asian="Arial" style:font-size-asian="8pt" style:language-asian="zh" style:country-asian="TW" style:font-size-complex="8pt"/>
    </style:style>
    <style:style style:name="P27" style:family="paragraph" style:parent-style-name="Text_20_body">
      <style:paragraph-properties fo:margin-left="0cm" fo:margin-right="0cm" fo:text-indent="0cm" style:auto-text-indent="false" style:writing-mode="lr-tb"/>
      <style:text-properties style:font-name="Arial" fo:font-size="8pt" fo:background-color="transparent" style:font-size-asian="8pt" style:font-size-complex="8pt"/>
    </style:style>
    <style:style style:name="P28" style:family="paragraph" style:parent-style-name="Standard">
      <style:paragraph-properties fo:break-before="page"/>
      <style:text-properties style:font-name="Arial"/>
    </style:style>
    <style:style style:name="P29" style:family="paragraph" style:parent-style-name="Standard">
      <style:text-properties style:font-name="Arial"/>
    </style:style>
    <style:style style:name="P30" style:family="paragraph" style:parent-style-name="Standard">
      <style:text-properties style:font-name="游ゴシック" officeooo:paragraph-rsid="00444c5d" style:font-name-asian="游ゴシック"/>
    </style:style>
    <style:style style:name="P31" style:family="paragraph" style:parent-style-name="Standard">
      <style:text-properties style:font-name="游ゴシック" officeooo:paragraph-rsid="001585e0" style:font-name-asian="游ゴシック"/>
    </style:style>
    <style:style style:name="P32" style:family="paragraph" style:parent-style-name="Standard">
      <style:paragraph-properties fo:break-before="page"/>
      <style:text-properties style:font-name="游ゴシック" style:font-name-asian="游ゴシック"/>
    </style:style>
    <style:style style:name="P33" style:family="paragraph" style:parent-style-name="Standard">
      <style:text-properties style:font-name="游ゴシック" style:font-name-asian="游ゴシック"/>
    </style:style>
    <style:style style:name="P34" style:family="paragraph" style:parent-style-name="Table_20_Contents">
      <style:text-properties style:font-name="游ゴシック" officeooo:paragraph-rsid="0055508e" style:font-name-asian="游ゴシック"/>
    </style:style>
    <style:style style:name="P35" style:family="paragraph" style:parent-style-name="Table_20_Contents">
      <style:text-properties style:font-name="游ゴシック" officeooo:paragraph-rsid="0055508e" style:font-name-asian="游ゴシック" style:language-asian="zh" style:country-asian="TW"/>
    </style:style>
    <style:style style:name="P36" style:family="paragraph" style:parent-style-name="Table_20_Contents">
      <style:text-properties style:font-name="游ゴシック" officeooo:rsid="001c18d1" officeooo:paragraph-rsid="001c18d1" style:font-name-asian="游ゴシック" style:language-asian="zh" style:country-asian="TW"/>
    </style:style>
    <style:style style:name="P37" style:family="paragraph" style:parent-style-name="Table_20_Contents">
      <style:text-properties style:font-name="游ゴシック" officeooo:paragraph-rsid="004b288f" style:font-name-asian="游ゴシック" style:language-asian="zh" style:country-asian="TW"/>
    </style:style>
    <style:style style:name="P38" style:family="paragraph" style:parent-style-name="Table_20_Contents">
      <style:text-properties style:font-name="游ゴシック" officeooo:paragraph-rsid="001c18d1" style:font-name-asian="游ゴシック" style:language-asian="zh" style:country-asian="TW"/>
    </style:style>
    <style:style style:name="P39" style:family="paragraph" style:parent-style-name="Table_20_Contents">
      <style:text-properties style:font-name="游ゴシック" officeooo:paragraph-rsid="001d6d6f" style:font-name-asian="游ゴシック" style:language-asian="zh" style:country-asian="TW"/>
    </style:style>
    <style:style style:name="P40" style:family="paragraph" style:parent-style-name="Table_20_Contents">
      <style:text-properties style:font-name="游ゴシック" officeooo:rsid="00348491" officeooo:paragraph-rsid="00348491" style:font-name-asian="游ゴシック" style:language-asian="zh" style:country-asian="TW"/>
    </style:style>
    <style:style style:name="P41" style:family="paragraph" style:parent-style-name="Table_20_Contents">
      <style:text-properties style:font-name="游ゴシック" officeooo:rsid="00165881" officeooo:paragraph-rsid="001c18d1" style:font-name-asian="游ゴシック" style:language-asian="zh" style:country-asian="TW"/>
    </style:style>
    <style:style style:name="P42" style:family="paragraph" style:parent-style-name="Table_20_Contents">
      <style:text-properties style:font-name="游ゴシック" officeooo:rsid="0029c0d7" officeooo:paragraph-rsid="0029c0d7" style:font-name-asian="游ゴシック" style:language-asian="zh" style:country-asian="TW"/>
    </style:style>
    <style:style style:name="P43" style:family="paragraph" style:parent-style-name="Table_20_Contents">
      <style:text-properties style:font-name="游ゴシック" officeooo:paragraph-rsid="001754b2" style:font-name-asian="游ゴシック" style:language-asian="zh" style:country-asian="TW"/>
    </style:style>
    <style:style style:name="P44" style:family="paragraph" style:parent-style-name="Table_20_Contents">
      <style:text-properties style:font-name="游ゴシック" officeooo:paragraph-rsid="001c18d1" style:font-name-asian="游ゴシック" style:language-asian="zh" style:country-asian="TW" style:font-name-complex="游明朝"/>
    </style:style>
    <style:style style:name="P45" style:family="paragraph" style:parent-style-name="Table_20_Contents">
      <style:text-properties style:font-name="游ゴシック" style:font-name-asian="游ゴシック" style:language-asian="zh" style:country-asian="TW"/>
    </style:style>
    <style:style style:name="P46" style:family="paragraph" style:parent-style-name="Table_20_Contents">
      <style:text-properties style:font-name="游ゴシック" officeooo:paragraph-rsid="002e4f53" style:font-name-asian="游ゴシック" style:language-asian="zh" style:country-asian="TW"/>
    </style:style>
    <style:style style:name="P47" style:family="paragraph" style:parent-style-name="Table_20_Contents">
      <style:text-properties style:font-name="游ゴシック" officeooo:paragraph-rsid="00444c5d" style:font-name-asian="游ゴシック" style:language-asian="zh" style:country-asian="TW"/>
    </style:style>
    <style:style style:name="P48" style:family="paragraph" style:parent-style-name="Table_20_Contents">
      <style:paragraph-properties fo:text-align="center" style:justify-single-word="false"/>
      <style:text-properties style:font-name="游ゴシック" officeooo:paragraph-rsid="00444c5d" style:font-name-asian="游ゴシック" style:language-asian="zh" style:country-asian="TW"/>
    </style:style>
    <style:style style:name="P49" style:family="paragraph" style:parent-style-name="Table_20_Contents">
      <style:paragraph-properties fo:text-align="center" style:justify-single-word="false"/>
      <style:text-properties style:font-name="游ゴシック" officeooo:paragraph-rsid="00280735" style:font-name-asian="游ゴシック" style:language-asian="zh" style:country-asian="TW"/>
    </style:style>
    <style:style style:name="P50" style:family="paragraph" style:parent-style-name="Table_20_Contents">
      <style:text-properties style:font-name="游ゴシック" officeooo:paragraph-rsid="001c18d1" style:font-name-asian="游ゴシック"/>
    </style:style>
    <style:style style:name="P51" style:family="paragraph" style:parent-style-name="Table_20_Contents">
      <style:text-properties style:font-name="游ゴシック" style:font-name-asian="游ゴシック"/>
    </style:style>
    <style:style style:name="P52" style:family="paragraph" style:parent-style-name="Standard">
      <style:text-properties style:font-name="游ゴシック" fo:font-size="9pt" officeooo:rsid="001585e0" officeooo:paragraph-rsid="002e4f53" style:font-name-asian="游ゴシック" style:font-size-asian="9pt" style:language-asian="zh" style:country-asian="TW" style:font-name-complex="游明朝" style:font-size-complex="9pt"/>
    </style:style>
    <style:style style:name="P53" style:family="paragraph" style:parent-style-name="Standard">
      <style:text-properties style:font-name="游ゴシック" fo:font-size="9pt" officeooo:rsid="001585e0" officeooo:paragraph-rsid="001d6d6f" style:font-name-asian="游ゴシック" style:font-size-asian="9pt" style:language-asian="zh" style:country-asian="TW" style:font-name-complex="游明朝" style:font-size-complex="9pt"/>
    </style:style>
    <style:style style:name="P54" style:family="paragraph" style:parent-style-name="Standard">
      <style:text-properties style:font-name="游ゴシック" fo:font-size="9pt" officeooo:rsid="001585e0" officeooo:paragraph-rsid="001585e0" style:font-name-asian="游ゴシック" style:font-size-asian="9pt" style:language-asian="zh" style:country-asian="TW" style:font-name-complex="游明朝" style:font-size-complex="9pt"/>
    </style:style>
    <style:style style:name="P55" style:family="paragraph" style:parent-style-name="Standard">
      <style:text-properties style:font-name="游ゴシック" fo:font-size="9pt" officeooo:rsid="001585e0" officeooo:paragraph-rsid="001585e0" style:font-name-asian="游ゴシック" style:font-size-asian="9pt" style:language-asian="zh" style:country-asian="TW" style:font-size-complex="9pt"/>
    </style:style>
    <style:style style:name="P56" style:family="paragraph" style:parent-style-name="Table_20_Contents">
      <style:text-properties style:font-name="游ゴシック" fo:font-size="10.5pt" officeooo:paragraph-rsid="0055508e" style:font-name-asian="游ゴシック" style:font-size-asian="10.5pt" style:language-asian="zh" style:country-asian="TW" style:font-size-complex="10.5pt"/>
    </style:style>
    <style:style style:name="P57" style:family="paragraph" style:parent-style-name="Table_20_Contents">
      <style:text-properties style:font-name="游ゴシック" fo:font-size="10.5pt" officeooo:paragraph-rsid="0055508e" style:font-name-asian="游ゴシック" style:font-size-asian="10.5pt" style:font-size-complex="10.5pt"/>
    </style:style>
    <style:style style:name="P58" style:family="paragraph" style:parent-style-name="Table_20_Contents">
      <style:text-properties style:font-name="游ゴシック" fo:font-size="8pt" style:font-name-asian="游ゴシック" style:font-size-asian="8pt" style:language-asian="zh" style:country-asian="TW" style:font-size-complex="8pt"/>
    </style:style>
    <style:style style:name="P59" style:family="paragraph" style:parent-style-name="Table_20_Contents">
      <style:text-properties style:font-name="游ゴシック" fo:font-size="8pt" officeooo:paragraph-rsid="002e4f53" style:font-name-asian="游ゴシック" style:font-size-asian="8pt" style:language-asian="zh" style:country-asian="TW" style:font-size-complex="8pt"/>
    </style:style>
    <style:style style:name="P60" style:family="paragraph" style:parent-style-name="Table_20_Contents">
      <style:text-properties style:font-name="游ゴシック" fo:font-size="8pt" officeooo:paragraph-rsid="001d6d6f" style:font-name-asian="游ゴシック" style:font-size-asian="8pt" style:language-asian="zh" style:country-asian="TW" style:font-size-complex="8pt"/>
    </style:style>
    <style:style style:name="P61" style:family="paragraph" style:parent-style-name="Standard">
      <style:text-properties fo:font-size="9pt" style:font-size-asian="9pt" style:font-size-complex="9pt"/>
    </style:style>
    <style:style style:name="P62" style:family="paragraph" style:parent-style-name="Standard">
      <style:text-properties style:font-name-asian="游ゴシック"/>
    </style:style>
    <style:style style:name="P63" style:family="paragraph" style:parent-style-name="Standard" style:master-page-name="">
      <style:paragraph-properties style:page-number="auto" fo:break-before="auto" fo:break-after="auto"/>
      <style:text-properties style:font-name="Liberation Serif" fo:font-size="10pt" officeooo:paragraph-rsid="006b560f" style:font-name-asian="Arial" style:font-size-asian="10pt" style:font-size-complex="10pt"/>
    </style:style>
    <style:style style:name="P64" style:family="paragraph" style:parent-style-name="Text_20_body">
      <style:text-properties style:font-name="Arial"/>
    </style:style>
    <style:style style:name="P65" style:family="paragraph" style:parent-style-name="Standard">
      <style:text-properties style:font-name="Arial" officeooo:paragraph-rsid="007267bc"/>
    </style:style>
    <style:style style:name="P66" style:family="paragraph" style:parent-style-name="Standard">
      <style:text-properties style:font-name="Arial"/>
    </style:style>
    <style:style style:name="T1" style:family="text">
      <style:text-properties style:language-asian="zh" style:country-asian="TW"/>
    </style:style>
    <style:style style:name="T2" style:family="text">
      <style:text-properties officeooo:rsid="00360b9d" style:language-asian="zh" style:country-asian="TW"/>
    </style:style>
    <style:style style:name="T3" style:family="text">
      <style:text-properties style:language-asian="zh" style:country-asian="TW" style:font-name-complex="游明朝"/>
    </style:style>
    <style:style style:name="T4" style:family="text">
      <style:text-properties officeooo:rsid="001c18d1" style:language-asian="zh" style:country-asian="TW" style:font-name-complex="游明朝"/>
    </style:style>
    <style:style style:name="T5" style:family="text">
      <style:text-properties officeooo:rsid="001585e0" style:language-asian="zh" style:country-asian="TW" style:font-name-complex="游明朝"/>
    </style:style>
    <style:style style:name="T6" style:family="text">
      <style:text-properties officeooo:rsid="005f26ba" style:language-asian="zh" style:country-asian="TW" style:font-name-complex="游明朝"/>
    </style:style>
    <style:style style:name="T7" style:family="text">
      <style:text-properties officeooo:rsid="00625108" style:language-asian="zh" style:country-asian="TW" style:font-name-complex="游明朝"/>
    </style:style>
    <style:style style:name="T8" style:family="text">
      <style:text-properties officeooo:rsid="005c2fad" style:language-asian="zh" style:country-asian="TW"/>
    </style:style>
    <style:style style:name="T9" style:family="text">
      <style:text-properties officeooo:rsid="0062fd34" style:language-asian="zh" style:country-asian="TW"/>
    </style:style>
    <style:style style:name="T10" style:family="text">
      <style:text-properties officeooo:rsid="001585e0" style:language-asian="zh" style:country-asian="TW"/>
    </style:style>
    <style:style style:name="T11" style:family="text">
      <style:text-properties officeooo:rsid="00730921" style:language-asian="zh" style:country-asian="TW"/>
    </style:style>
    <style:style style:name="T12" style:family="text">
      <style:text-properties officeooo:rsid="00444c5d"/>
    </style:style>
    <style:style style:name="T13" style:family="text">
      <style:text-properties style:font-name-complex="游明朝"/>
    </style:style>
    <style:style style:name="T14" style:family="text">
      <style:text-properties officeooo:rsid="001c18d1" style:font-name-complex="游明朝"/>
    </style:style>
    <style:style style:name="T15" style:family="text">
      <style:text-properties officeooo:rsid="0029d7c9" style:font-name-complex="游明朝"/>
    </style:style>
    <style:style style:name="T16" style:family="text">
      <style:text-properties fo:font-size="9pt" officeooo:rsid="001585e0" style:font-size-asian="9pt" style:language-asian="zh" style:country-asian="TW" style:font-size-complex="9pt"/>
    </style:style>
    <style:style style:name="T17" style:family="text">
      <style:text-properties fo:font-size="9pt" officeooo:rsid="001585e0" fo:background-color="transparent" loext:char-shading-value="0" style:font-size-asian="9pt" style:language-asian="zh" style:country-asian="TW" style:font-name-complex="游明朝" style:font-size-complex="9pt"/>
    </style:style>
    <style:style style:name="T18" style:family="text">
      <style:text-properties fo:font-size="9pt" officeooo:rsid="005a77a5" fo:background-color="transparent" loext:char-shading-value="0" style:font-size-asian="9pt" style:language-asian="zh" style:country-asian="TW" style:font-name-complex="游明朝" style:font-size-complex="9pt"/>
    </style:style>
    <style:style style:name="T19" style:family="text">
      <style:text-properties fo:font-size="9pt" officeooo:rsid="0062e39c" fo:background-color="transparent" loext:char-shading-value="0" style:font-size-asian="9pt" style:language-asian="zh" style:country-asian="TW" style:font-name-complex="游明朝" style:font-size-complex="9pt"/>
    </style:style>
    <style:style style:name="T20" style:family="text">
      <style:text-properties fo:font-size="9pt" officeooo:rsid="006fd3f5" fo:background-color="transparent" loext:char-shading-value="0" style:font-size-asian="9pt" style:language-asian="zh" style:country-asian="TW" style:font-name-complex="游明朝" style:font-size-complex="9pt"/>
    </style:style>
    <style:style style:name="T21" style:family="text">
      <style:text-properties style:font-name="Consolas"/>
    </style:style>
    <style:style style:name="T22" style:family="text">
      <style:text-properties style:font-name="Consolas" officeooo:rsid="00444c5d"/>
    </style:style>
    <style:style style:name="T23" style:family="text">
      <style:text-properties style:font-name="Consolas" officeooo:rsid="006b560f"/>
    </style:style>
    <style:style style:name="T24" style:family="text">
      <style:text-properties fo:background-color="transparent" loext:char-shading-value="0"/>
    </style:style>
    <style:style style:name="T25" style:family="text">
      <style:text-properties officeooo:rsid="001585e0" fo:background-color="transparent" loext:char-shading-value="0" style:language-asian="zh" style:country-asian="TW" style:font-name-complex="游明朝"/>
    </style:style>
    <style:style style:name="T26" style:family="text">
      <style:text-properties officeooo:rsid="005a77a5" fo:background-color="transparent" loext:char-shading-value="0" style:language-asian="zh" style:country-asian="TW" style:font-name-complex="游明朝"/>
    </style:style>
    <style:style style:name="T27" style:family="text">
      <style:text-properties officeooo:rsid="0062e39c" fo:background-color="transparent" loext:char-shading-value="0" style:language-asian="zh" style:country-asian="TW" style:font-name-complex="游明朝"/>
    </style:style>
    <style:style style:name="T28" style:family="text">
      <style:text-properties officeooo:rsid="006fd3f5" fo:background-color="transparent" loext:char-shading-value="0" style:language-asian="zh" style:country-asian="TW" style:font-name-complex="游明朝"/>
    </style:style>
    <style:style style:name="T29" style:family="text">
      <style:text-properties officeooo:rsid="005c2fad"/>
    </style:style>
    <style:style style:name="T30" style:family="text">
      <style:text-properties officeooo:rsid="00611d26"/>
    </style:style>
    <style:style style:name="T31" style:family="text">
      <style:text-properties officeooo:rsid="00625108"/>
    </style:style>
    <style:style style:name="T32" style:family="text">
      <style:text-properties officeooo:rsid="0062fd34"/>
    </style:style>
    <style:style style:name="T33" style:family="text">
      <style:text-properties fo:font-weight="normal" officeooo:rsid="0062fd34" style:language-asian="zh" style:country-asian="TW" style:font-weight-asian="normal" style:font-weight-complex="normal"/>
    </style:style>
    <style:style style:name="T34" style:family="text">
      <style:text-properties fo:font-weight="normal" officeooo:rsid="00611d26" style:language-asian="zh" style:country-asian="TW" style:font-weight-asian="normal" style:font-weight-complex="normal"/>
    </style:style>
    <style:style style:name="T35" style:family="text">
      <style:text-properties officeooo:rsid="0066b3ea"/>
    </style:style>
    <style:style style:name="T36" style:family="text">
      <style:text-properties officeooo:rsid="0068dd98"/>
    </style:style>
    <style:style style:name="T37" style:family="text">
      <style:text-properties officeooo:rsid="006b560f"/>
    </style:style>
    <style:style style:name="T38" style:family="text">
      <style:text-properties officeooo:rsid="006c1ad3"/>
    </style:style>
    <style:style style:name="T39"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有奈教 </text:span>入教須知</text:p>
      <text:p text:style-name="Standard"/>
      <text:p text:style-name="P33"><text:bookmark text:name="docs-internal-guid-193c5169-7fff-7896-9536-99067084a8b9"/>有奈教五項原則<text:span text:style-name="T21">(</text:span>美德<text:span text:style-name="T21">)</text:span></text:p>
      <text:p text:style-name="P33">身為有奈教的一員必須要至少遵守前三項</text:p>
      <text:p text:style-name="P33"><text:span text:style-name="T21">1.</text:span>善良</text:p>
      <text:p text:style-name="P33"><text:span text:style-name="T21">2.</text:span>誠實、正直</text:p>
      <text:p text:style-name="P33"><text:span text:style-name="T21">3.</text:span>和平</text:p>
      <text:p text:style-name="P33"><text:span text:style-name="T21">4.</text:span>優雅</text:p>
      <text:p text:style-name="P33"><text:span text:style-name="T21">5.</text:span>勇敢</text:p>
      <text:p text:style-name="P33"/>
      <text:p text:style-name="P33">同時，每一位成員都應遵從教的指揮<text:span text:style-name="T1">。</text:span></text:p>
      <text:p text:style-name="P33"/>
      <text:p text:style-name="P33">關於和平，如果有教外的人<text:span text:style-name="T1">言語</text:span>攻擊，嘲笑或詆毀有奈、有奈教，教並不希望各位直接和對方發生衝突，你可以與他們辯論，但是不應爭論或是發生肢體衝突<text:span text:style-name="T1">。</text:span></text:p>
      <text:p text:style-name="P33"/>
      <text:p text:style-name="P33">在初期，我們並不認識各位，此時繳交的入教金即成為成員的信用保證，如有任何違反前三項原則或反對教領導的人出現時，將會因為他<text:span text:style-name="T21">/</text:span>她的行為被教剔除<text:span text:style-name="T1">。</text:span></text:p>
      <text:p text:style-name="P33"/>
      <text:p text:style-name="P33">只要一直維持原則，各位就能開始建立自己的信用，教也會統計這個相關項目，提升適任者擔任更高的職位<text:span text:style-name="T1">。</text:span></text:p>
      <text:p text:style-name="P33"/>
      <text:p text:style-name="P33">打擊邪惡，為本教的目標，有奈教會因為各位的成員資格為各位的良善人格提供保證，可加以利用，任何狡猾的行為都被嚴格禁止<text:span text:style-name="T1">。</text:span></text:p>
      <text:p text:style-name="P33"/>
      <text:p text:style-name="P33">雖然看起來路程遙遠並且難以達成，只要成員保持自身不受汙染，遵守原則，即可因為你對有奈的信仰而擁有不會後悔的一生<text:span text:style-name="T1">。</text:span></text:p>
      <text:p text:style-name="Standard"/>
      <text:p text:style-name="P61">Version 1.43(9, 25, Ar.6)</text:p>
      <text:p text:style-name="Standard"><text:line-break/></text:p>
      <text:p text:style-name="P32">有奈教 入教申請書<text:span text:style-name="T2"/></text:p>
      <text:p text:style-name="P31"><text:span text:style-name="T16"/></text:p>
      <text:p text:style-name="P55">1.請詳閱有奈教 入教須知</text:p>
      <text:p text:style-name="P55">2.入教需年滿13歲</text:p>
      <text:p text:style-name="P54">3.入教須繳交定額10萬有奈物資點<text:span text:style-name="T29">(14~24歲女學生只需繳交6萬有奈物資點)</text:span>，或個人總財產1%(較高者)做為教的活動資金</text:p>
      <text:p text:style-name="P54">4.有奈教是反駭客、反基督教的無神論組織，申請人不能是駭客或基督徒，也不能是黑道</text:p>
      <text:p text:style-name="P53">5.亦不能同時參與其他宗教組織</text:p>
      <text:p text:style-name="P52">6.撰寫申請書表示你同意有奈教使用以下個人資料作為任意用途</text:p>
      <table:table table:name="表格1" table:style-name="表格1">
        <table:table-column table:style-name="表格1.A"/>
        <table:table-column table:style-name="表格1.B"/>
        <table:table-column table:style-name="表格1.C"/>
        <table:table-column table:style-name="表格1.D"/>
        <table:table-column table:style-name="表格1.B"/>
        <table:table-column table:style-name="表格1.F"/>
        <table:table-column table:style-name="表格1.G"/>
        <table:table-column table:style-name="表格1.H"/>
        <table:table-column table:style-name="表格1.B"/>
        <table:table-row>
          <table:table-cell table:style-name="表格1.A1" office:value-type="string">
            <text:p text:style-name="P45">姓名</text:p>
            <text:p text:style-name="P60">在有奈教內的名字</text:p>
          </table:table-cell>
          <table:table-cell table:style-name="表格1.A1" table:number-columns-spanned="6" office:value-type="string">
            <text:p text:style-name="P49"><text:line-break/></text:p>
          </table:table-cell>
          <table:covered-table-cell/>
          <table:covered-table-cell/>
          <table:covered-table-cell/>
          <table:covered-table-cell/>
          <table:covered-table-cell/>
          <table:table-cell table:style-name="表格1.H1" table:number-rows-spanned="5" table:number-columns-spanned="2" office:value-type="string">
            <text:p text:style-name="P48"/>
            <text:p text:style-name="P48"/>
            <text:p text:style-name="P48"/>
            <text:p text:style-name="P48"><text:span text:style-name="T22">2</text:span><text:span text:style-name="T12">吋</text:span>照片黏貼處</text:p>
          </table:table-cell>
          <table:covered-table-cell/>
        </table:table-row>
        <table:table-row>
          <table:table-cell table:style-name="表格1.A2" office:value-type="string">
            <text:p text:style-name="P47">性別</text:p>
          </table:table-cell>
          <table:table-cell table:style-name="表格1.A2" table:number-columns-spanned="6" office:value-type="string">
            <text:p text:style-name="P30"><text:span text:style-name="T13">□</text:span><text:span text:style-name="T3">男□女□其他_____</text:span></text:p>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5">出生日期</text:p>
          </table:table-cell>
          <table:table-cell table:style-name="表格1.A2" table:number-columns-spanned="6" office:value-type="string">
            <text:p text:style-name="P51"/>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6">目前國籍</text:p>
          </table:table-cell>
          <table:table-cell table:style-name="表格1.A2" table:number-columns-spanned="6" office:value-type="string">
            <text:p text:style-name="P46"/>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6">所屬國姓名</text:p>
            <text:p text:style-name="P59">國內的名字，同姓名可以不寫</text:p>
          </table:table-cell>
          <table:table-cell table:style-name="表格1.A2" table:number-columns-spanned="6" office:value-type="string">
            <text:p text:style-name="P51"/>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5">居住地址</text:p>
          </table:table-cell>
          <table:table-cell table:style-name="表格1.B6" table:number-columns-spanned="8" office:value-type="string">
            <text:p text:style-name="P51"/>
            <text:p text:style-name="P51"/>
          </table:table-cell>
          <table:covered-table-cell/>
          <table:covered-table-cell/>
          <table:covered-table-cell/>
          <table:covered-table-cell/>
          <table:covered-table-cell/>
          <table:covered-table-cell/>
          <table:covered-table-cell/>
        </table:table-row>
        <table:table-row>
          <table:table-cell table:style-name="表格1.A2" office:value-type="string">
            <text:p text:style-name="P45">婚姻狀況</text:p>
            <text:p text:style-name="P58">如果你正處於一個婚姻狀態，我們建議你得到配偶的同意後再加入有奈教 </text:p>
          </table:table-cell>
          <table:table-cell table:style-name="表格1.A1" table:number-columns-spanned="2" office:value-type="string">
            <text:p text:style-name="P50"><text:span text:style-name="T13">□</text:span>單身 <text:span text:style-name="T13">□</text:span><text:span text:style-name="T3">已婚</text:span></text:p>
            <text:p text:style-name="P44">□離婚 □喪偶</text:p>
          </table:table-cell>
          <table:covered-table-cell/>
          <table:table-cell table:style-name="表格1.A1" table:number-columns-spanned="3" office:value-type="string">
            <text:p text:style-name="P43">手機號碼</text:p>
          </table:table-cell>
          <table:covered-table-cell/>
          <table:covered-table-cell/>
          <table:table-cell table:style-name="表格1.H1" table:number-columns-spanned="3" office:value-type="string">
            <text:p text:style-name="P42"/>
          </table:table-cell>
          <table:covered-table-cell/>
          <table:covered-table-cell/>
        </table:table-row>
        <table:table-row>
          <table:table-cell table:style-name="表格1.A2" office:value-type="string">
            <text:p text:style-name="P38"><text:span text:style-name="T21">Twitter</text:span><text:span text:style-name="T23">(X)</text:span>帳號 </text:p>
          </table:table-cell>
          <table:table-cell table:style-name="表格1.A2" table:number-columns-spanned="2" office:value-type="string">
            <text:p text:style-name="P50"/>
          </table:table-cell>
          <table:covered-table-cell/>
          <table:table-cell table:style-name="表格1.A2" table:number-columns-spanned="3" office:value-type="string">
            <text:p text:style-name="P41"><text:span text:style-name="T21">Line</text:span>帳號</text:p>
          </table:table-cell>
          <table:covered-table-cell/>
          <table:covered-table-cell/>
          <table:table-cell table:style-name="表格1.B6" table:number-columns-spanned="3" office:value-type="string">
            <text:p text:style-name="P51"/>
          </table:table-cell>
          <table:covered-table-cell/>
          <table:covered-table-cell/>
        </table:table-row>
        <table:table-row>
          <table:table-cell table:style-name="表格1.A2" office:value-type="string">
            <text:p text:style-name="P40">電子信箱</text:p>
          </table:table-cell>
          <table:table-cell table:style-name="表格1.B6" table:number-columns-spanned="8" office:value-type="string">
            <text:p text:style-name="P50"/>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9">知名程度 </text:p>
          </table:table-cell>
          <table:table-cell table:style-name="表格1.B6" table:number-columns-spanned="8" office:value-type="string">
            <text:p text:style-name="P50"><text:span text:style-name="T3">□</text:span>非常有名，明星、常上電視</text:p>
            <text:p text:style-name="P50"><text:span text:style-name="T3">□</text:span>小有名氣，網紅、企業家、名師</text:p>
            <text:p text:style-name="P50"><text:span text:style-name="T3">□</text:span>普通人，有一些朋友、上班族、學生</text:p>
            <text:p text:style-name="P50"><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8">入教原因</text:p>
          </table:table-cell>
          <table:table-cell table:style-name="表格1.B6" table:number-columns-spanned="8" office:value-type="string">
            <text:p text:style-name="P50"><text:span text:style-name="T3">□</text:span>駭客相關，因為駭客行為看了不該看的東西，希望能求得原諒</text:p>
            <text:p text:style-name="P50"><text:span text:style-name="T3">□</text:span>謊言相關，說了沒有辦法善後的謊，希望能得到救贖</text:p>
            <text:p text:style-name="P50"><text:span text:style-name="T3">□</text:span>惡事相關，做了不應該做的事(不含殺人)，希望能得到解救</text:p>
            <text:p text:style-name="P50"><text:span text:style-name="T3">□</text:span>嘲笑、霸凌相關，以前曾經欺負過別人，希望能得到對方的諒解</text:p>
            <text:p text:style-name="P50"><text:span text:style-name="T3">□</text:span>我完全是一個好人，希望能得到有奈教的庇護和保證</text:p>
            <text:p text:style-name="P50"><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37">教內職位相關問題</text:p>
            <text:p text:style-name="P37">(可複選) </text:p>
          </table:table-cell>
          <table:table-cell table:style-name="表格1.B6" table:number-columns-spanned="8" office:value-type="string">
            <text:p text:style-name="P50"><text:span text:style-name="T3">□</text:span>我有清廉的節操，適合成為人的模範</text:p>
            <text:p text:style-name="P36"><text:span text:style-name="T13">□</text:span>我有強韌的意志，適合挑戰困難</text:p>
            <text:p text:style-name="P36"><text:span text:style-name="T13">□</text:span>我懂得順服與服從，適合待人處事</text:p>
            <text:p text:style-name="P36"><text:span text:style-name="T13">□</text:span>我有漂亮的外表，適合令人賞心悅目</text:p>
            <text:p text:style-name="P36"><text:span text:style-name="T13">□</text:span>我有優異的工作技能，適合幫助他人</text:p>
            <text:p text:style-name="P36"><text:soft-page-break/><text:span text:style-name="T13">□</text:span>我擅長格鬥、近距離擊倒對手，適合打擊壞人</text:p>
            <text:p text:style-name="P36"><text:span text:style-name="T13">□</text:span>我沒有特別有自信的項目</text:p>
          </table:table-cell>
          <table:covered-table-cell/>
          <table:covered-table-cell/>
          <table:covered-table-cell/>
          <table:covered-table-cell/>
          <table:covered-table-cell/>
          <table:covered-table-cell/>
          <table:covered-table-cell/>
        </table:table-row>
        <table:table-row table:style-name="表格1.13">
          <table:table-cell table:style-name="表格1.A2" office:value-type="string">
            <text:p text:style-name="P35">所會語言(中等以上) </text:p>
          </table:table-cell>
          <table:table-cell table:style-name="表格1.B6" table:number-columns-spanned="8" office:value-type="string">
            <text:p text:style-name="P50"/>
            <text:p text:style-name="P50"/>
            <text:p text:style-name="P50"/>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35">工作技能(中等以上)</text:p>
          </table:table-cell>
          <table:table-cell table:style-name="表格1.A2" office:value-type="string">
            <text:p text:style-name="P34"><text:span text:style-name="T4">□</text:span>電機</text:p>
            <text:p text:style-name="P34"><text:span text:style-name="T4">□</text:span>機械</text:p>
            <text:p text:style-name="P34"><text:span text:style-name="T4">□</text:span>建築</text:p>
            <text:p text:style-name="P34"><text:span text:style-name="T4">□</text:span>醫學</text:p>
            <text:p text:style-name="P34"><text:span text:style-name="T4">□</text:span>程式</text:p>
            <text:p text:style-name="P34"><text:span text:style-name="T4">□</text:span>繪圖</text:p>
          </table:table-cell>
          <table:table-cell table:style-name="表格1.A2" table:number-columns-spanned="2" office:value-type="string">
            <text:p text:style-name="P34"><text:span text:style-name="T4">□</text:span>音樂</text:p>
            <text:p text:style-name="P34"><text:span text:style-name="T4">□</text:span>企劃、設計</text:p>
            <text:p text:style-name="P34"><text:span text:style-name="T4">□</text:span>文書</text:p>
            <text:p text:style-name="P34"><text:span text:style-name="T4">□</text:span>烹飪</text:p>
            <text:p text:style-name="P34"><text:span text:style-name="T4">□</text:span>歷史</text:p>
            <text:p text:style-name="P34"><text:span text:style-name="T4">□</text:span>哲學</text:p>
          </table:table-cell>
          <table:covered-table-cell/>
          <table:table-cell table:style-name="表格1.A2" office:value-type="string">
            <text:p text:style-name="P34"><text:span text:style-name="T4">□</text:span>護理</text:p>
            <text:p text:style-name="P34"><text:span text:style-name="T4">□</text:span>數學</text:p>
            <text:p text:style-name="P34"><text:span text:style-name="T4">□</text:span>物理</text:p>
            <text:p text:style-name="P34"><text:span text:style-name="T4">□</text:span>化學</text:p>
            <text:p text:style-name="P34"><text:span text:style-name="T4">□</text:span>農業</text:p>
            <text:p text:style-name="P34"><text:span text:style-name="T4">□</text:span>畜牧</text:p>
          </table:table-cell>
          <table:table-cell table:style-name="表格1.A2" table:number-columns-spanned="3" office:value-type="string">
            <text:p text:style-name="P57"><text:span text:style-name="T4">□</text:span>養殖</text:p>
            <text:p text:style-name="P57"><text:span text:style-name="T4">□</text:span>食品加工</text:p>
            <text:p text:style-name="P57"><text:span text:style-name="T4">□</text:span>戰鬥技巧</text:p>
            <text:p text:style-name="P57"><text:span text:style-name="T4">□</text:span>游泳</text:p>
            <text:p text:style-name="P56"><text:span text:style-name="T14">□</text:span><text:span text:style-name="T15">________</text:span></text:p>
            <text:p text:style-name="P56"><text:span text:style-name="T14">□</text:span><text:span text:style-name="T15">________</text:span></text:p>
          </table:table-cell>
          <table:covered-table-cell/>
          <table:covered-table-cell/>
          <table:table-cell table:style-name="表格1.B6" office:value-type="string">
            <text:p text:style-name="P56"><text:span text:style-name="T14">□</text:span><text:span text:style-name="T15">________</text:span></text:p>
            <text:p text:style-name="P56"><text:span text:style-name="T14">□</text:span><text:span text:style-name="T15">________</text:span></text:p>
            <text:p text:style-name="P56"><text:span text:style-name="T14">□</text:span><text:span text:style-name="T15">________</text:span></text:p>
            <text:p text:style-name="P56"><text:span text:style-name="T14">□</text:span><text:span text:style-name="T15">________</text:span></text:p>
            <text:p text:style-name="P56"><text:span text:style-name="T14">□</text:span><text:span text:style-name="T15">________</text:span></text:p>
            <text:p text:style-name="P56"><text:span text:style-name="T14">□</text:span><text:span text:style-name="T15">________</text:span></text:p>
          </table:table-cell>
        </table:table-row>
      </table:table>
      <text:p text:style-name="P63"><text:span text:style-name="T17">Version 1.</text:span><text:span text:style-name="T20">22</text:span><text:span text:style-name="T17">(</text:span><text:span text:style-name="T19">2</text:span><text:span text:style-name="T18">,</text:span><text:span text:style-name="T17"> </text:span><text:span text:style-name="T19">7</text:span><text:span text:style-name="T17">, Ar.</text:span><text:span text:style-name="T19">8</text:span><text:span text:style-name="T17">)</text:span></text:p>
      <text:p text:style-name="P28">Arina Organization Admission Agreement</text:p>
      <text:p text:style-name="P29"/>
      <text:p text:style-name="P29"><text:bookmark text:name="docs-internal-guid-b8215928-7fff-c6e9-054c-b8cc8e2aa1c9"/>There are 5 principles of virtue in the Arina Organization.</text:p>
      <text:p text:style-name="P29"/>
      <text:p text:style-name="P29">You must follow the first three to stay with us.</text:p>
      <text:p text:style-name="P23"/>
      <text:p text:style-name="Standard"><text:span text:style-name="T39">1.Good</text:span></text:p>
      <text:p text:style-name="P65">2.<text:bookmark text:name="docs-internal-guid-5dbc44bc-7fff-0237-345d-c2278bd343f2"/>Sincere, Integrity</text:p>
      <text:p text:style-name="P29">3.Peace</text:p>
      <text:p text:style-name="P29">4.Graceful</text:p>
      <text:p text:style-name="P29">5.Valiant</text:p>
      <text:p text:style-name="P64"/>
      <text:p text:style-name="P24">and you should follow Arina’s leadership.</text:p>
      <text:p text:style-name="P24">About peace, sometimes non-good people will scoff or slander Arina, as a member of the Arina Organization, you should be undisturbed and do not easily conflict with them. You may debate, but not argue or fight with them. </text:p>
      <text:p text:style-name="P24">At the start, we didn’t know each other. As a promise, your admission fee will be your credit guarantee. If anyone violates the first three principles or goes against Arina’s leader, they will be expelled from the organization for their bad conduct. </text:p>
      <text:p text:style-name="P24">You will earn your credit over time, and when times comes, Arina’s leader will promote you to the higher appropriate position in the Arina Organization. </text:p>
      <text:p text:style-name="P24">Defeating wickedness is our goal. Arina will give you an alignment guarantee because your membership, cunning behaviors are strictly prohibited. </text:p>
      <text:p text:style-name="P24">Even if it will take a long run to reach our destination, as a member of Arina, keeping your moral integrity up to standard will bring no regret throughout your life since your Arina faith.</text:p>
      <text:p text:style-name="P27">Version 1.4<text:span text:style-name="T11">4</text:span>(<text:span text:style-name="T11">3</text:span>, 2<text:span text:style-name="T11">6</text:span>, Ar.<text:span text:style-name="T11">8</text:span>)</text:p>
      <text:p text:style-name="P8">Arina Organization Admission Application Form </text:p>
      <text:p text:style-name="P1"><text:span text:style-name="T10"/></text:p>
      <text:p text:style-name="P7"><text:span text:style-name="T29">1.</text:span>Please read Arina Organization Admission Agreement.</text:p>
      <text:p text:style-name="P1"><text:span text:style-name="T10">2.</text:span>You must be older than 13 years old. </text:p>
      <text:p text:style-name="P1"><text:span text:style-name="T5">3.</text:span>Admission must be paid in a fixed amount of 100,000 Arina Supply Points<text:span text:style-name="T8">(Female students(14-24 years old) pay only 60,000 Arina Supply Points.)</text:span> or 1% of your total assets(which is higher) as funds for organizational activities. </text:p>
      <text:p text:style-name="P17">4.Arina organization is an anti-hacker, anti-Christian organization. An applicant can’t be a hacker or Christian, nor a gang member.</text:p>
      <text:p text:style-name="P16">5.An applicant must have no religious state.</text:p>
      <text:p text:style-name="P15">6.By filling out the application form, you agree <text:span text:style-name="T35">that the</text:span> Arina Organization can use the following personal information for any purpose.</text:p>
      <table:table table:name="表格2" table:style-name="表格2">
        <table:table-column table:style-name="表格2.A"/>
        <table:table-column table:style-name="表格2.B"/>
        <table:table-column table:style-name="表格2.C"/>
        <table:table-column table:style-name="表格2.D"/>
        <table:table-column table:style-name="表格2.B"/>
        <table:table-column table:style-name="表格2.F"/>
        <table:table-column table:style-name="表格2.G"/>
        <table:table-column table:style-name="表格2.H"/>
        <table:table-column table:style-name="表格2.B"/>
        <table:table-row>
          <table:table-cell table:style-name="表格2.A1" office:value-type="string">
            <text:p text:style-name="P9">Name</text:p>
            <text:p text:style-name="P26">(use in Arina Organization)</text:p>
          </table:table-cell>
          <table:table-cell table:style-name="表格2.A1" table:number-columns-spanned="6" office:value-type="string">
            <text:p text:style-name="P11"><text:line-break/></text:p>
          </table:table-cell>
          <table:covered-table-cell/>
          <table:covered-table-cell/>
          <table:covered-table-cell/>
          <table:covered-table-cell/>
          <table:covered-table-cell/>
          <table:table-cell table:style-name="表格2.H1" table:number-rows-spanned="5" table:number-columns-spanned="2" office:value-type="string">
            <text:p text:style-name="P11"/>
            <text:p text:style-name="P11"/>
            <text:p text:style-name="P11"/>
            <text:p text:style-name="P11"/>
            <text:p text:style-name="P11"/>
            <text:p text:style-name="P3"><text:span text:style-name="T1">2-inch certificate photo </text:span>stickingplac<text:span text:style-name="T9">e</text:span></text:p>
          </table:table-cell>
          <table:covered-table-cell/>
        </table:table-row>
        <table:table-row>
          <table:table-cell table:style-name="表格2.A2" office:value-type="string">
            <text:p text:style-name="P9">Gender</text:p>
          </table:table-cell>
          <table:table-cell table:style-name="表格2.A2" table:number-columns-spanned="6" office:value-type="string">
            <text:p text:style-name="P1"><text:span text:style-name="T13">□</text:span><text:span text:style-name="T6">Male</text:span><text:span text:style-name="T3">□</text:span><text:span text:style-name="T6">Female</text:span><text:span text:style-name="T3">□</text:span><text:span text:style-name="T6">Other</text:span><text:span text:style-name="T3">_____</text:span></text:p>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9">Birth date</text:p>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5" text:outline-level="3"><text:span text:style-name="T34">C</text:span><text:span text:style-name="T33">ountry/Region</text:span></text:h>
          </table:table-cell>
          <table:table-cell table:style-name="表格2.A2" table:number-columns-spanned="6" office:value-type="string">
            <text:p text:style-name="P10"/>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22" text:outline-level="3">Official Name in your Country/Region</text:h>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12">Residential address</text:p>
          </table:table-cell>
          <table:table-cell table:style-name="表格2.B6" table:number-columns-spanned="8" office:value-type="string">
            <text:p text:style-name="P2"/>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text:span text:style-name="T30">M</text:span>arital <text:span text:style-name="T30">S</text:span>tatus </text:p>
            <text:p text:style-name="P25">If you're married, we recommend you do not join Arina organization without your spouse's agreement. </text:p>
          </table:table-cell>
          <table:table-cell table:style-name="表格2.A1" table:number-columns-spanned="2" office:value-type="string">
            <text:p text:style-name="P21">□Single</text:p>
            <text:p text:style-name="P6"><text:span text:style-name="T13">□</text:span><text:span text:style-name="T3">Married</text:span></text:p>
            <text:p text:style-name="P20">□Divorced</text:p>
            <text:p text:style-name="P20">□Spouse deceased</text:p>
          </table:table-cell>
          <table:covered-table-cell/>
          <table:table-cell table:style-name="表格2.A1" table:number-columns-spanned="3" office:value-type="string">
            <text:p text:style-name="P10"><text:span text:style-name="T32">Cell </text:span><text:span text:style-name="T36">P</text:span><text:span text:style-name="T30">hone Number</text:span></text:p>
          </table:table-cell>
          <table:covered-table-cell/>
          <table:covered-table-cell/>
          <table:table-cell table:style-name="表格2.H1" table:number-columns-spanned="3" office:value-type="string">
            <text:p text:style-name="P13"/>
          </table:table-cell>
          <table:covered-table-cell/>
          <table:covered-table-cell/>
        </table:table-row>
        <table:table-row>
          <table:table-cell table:style-name="表格2.A2" office:value-type="string">
            <text:p text:style-name="P10">Twitter<text:span text:style-name="T37">(X)</text:span><text:span text:style-name="T30"> Account</text:span> </text:p>
          </table:table-cell>
          <table:table-cell table:style-name="表格2.A2" table:number-columns-spanned="2" office:value-type="string">
            <text:p text:style-name="P2"/>
          </table:table-cell>
          <table:covered-table-cell/>
          <table:table-cell table:style-name="表格2.A2" table:number-columns-spanned="3" office:value-type="string">
            <text:p text:style-name="P14">Line <text:span text:style-name="T30">Account</text:span></text:p>
          </table:table-cell>
          <table:covered-table-cell/>
          <table:covered-table-cell/>
          <table:table-cell table:style-name="表格2.B6" table:number-columns-spanned="3" office:value-type="string">
            <text:p text:style-name="P2"/>
          </table:table-cell>
          <table:covered-table-cell/>
          <table:covered-table-cell/>
        </table:table-row>
        <table:table-row>
          <table:table-cell table:style-name="表格2.A2" office:value-type="string">
            <text:p text:style-name="P12">E-Mail</text:p>
          </table:table-cell>
          <table:table-cell table:style-name="表格2.B6" table:number-columns-spanned="8" office:value-type="string">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text:span text:style-name="T31">Your </text:span>popularity <text:s/></text:p>
          </table:table-cell>
          <table:table-cell table:style-name="表格2.B6" table:number-columns-spanned="8" office:value-type="string">
            <text:p text:style-name="P18">□Very famous. Superstar, celebrity, often appear on TV shows.</text:p>
            <text:p text:style-name="P18">□Famous. Internet celebrity, youtuber, politican, entrepreneur, famous teacher.</text:p>
            <text:p text:style-name="P18">□Not famous. Normal people, have friends, office worker, student.</text:p>
            <text:p text:style-name="P18">□Lonely person. <text:s/>No friends or few friends, not going out often, only the family care about you.</text:p>
          </table:table-cell>
          <table:covered-table-cell/>
          <table:covered-table-cell/>
          <table:covered-table-cell/>
          <table:covered-table-cell/>
          <table:covered-table-cell/>
          <table:covered-table-cell/>
          <table:covered-table-cell/>
        </table:table-row>
        <table:table-row>
          <table:table-cell table:style-name="表格2.A2" office:value-type="string">
            <text:p text:style-name="P10">Why <text:span text:style-name="T38">do </text:span>you want to join Arina <text:span text:style-name="T38">O</text:span>rganization?</text:p>
          </table:table-cell>
          <table:table-cell table:style-name="表格2.B6" table:number-columns-spanned="8" office:value-type="string">
            <text:p text:style-name="P18">□Hack-related, I had made mistakes by taking information from hack-related behavior, <text:s/>I should make atonement for my mistake.</text:p>
            <text:p text:style-name="P18">□Lie-related, I deceived somebody/everybody than regret for it, I hope to get redemption.</text:p>
            <text:p text:style-name="P18">□Wickedness-related, I have done something not good(not include killing), I want to destroy my evil ego to get a rescue.</text:p>
            <text:p text:style-name="P18">□Scoff, bully-related, I used to bully others and hope to get others forgiveness.</text:p>
            <text:p text:style-name="P18">□I'm a completely good man/woman, I join for Arina's guarantee of my good deed.</text:p>
            <text:p text:style-name="P18">□I didn't have any idea, and Arina gave me idea and safety. (student)</text:p>
            <text:p text:style-name="P4"><text:span text:style-name="T3">□</text:span><text:span text:style-name="T7">Other_______________________________________________</text:span></text:p>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10">Internal position adaptability check(multi-choice) </text:p>
          </table:table-cell>
          <table:table-cell table:style-name="表格2.B6" table:number-columns-spanned="8" office:value-type="string">
            <text:p text:style-name="P18">□I have good moral integrity. Adept at being a model for others.</text:p>
            <text:p text:style-name="P19">□I have a strong will. Adept at doing the hard challenge.</text:p>
            <text:p text:style-name="P19">□I know obedience and follow. Adept at serving other people.</text:p>
            <text:p text:style-name="P19">□I have a pretty face and good appearance. Adept at pleasing others.</text:p>
            <text:p text:style-name="P19">□I have many useful working skills. Adept at helping the organization.</text:p>
            <text:p text:style-name="P19">□I'm a professional fighter. Adept at knocking down the bad guys in hand-to-hand.</text:p>
            <text:p text:style-name="P19">□I don't have any prominent feature allow me to be confident.</text:p>
          </table:table-cell>
          <table:covered-table-cell/>
          <table:covered-table-cell/>
          <table:covered-table-cell/>
          <table:covered-table-cell/>
          <table:covered-table-cell/>
          <table:covered-table-cell/>
          <table:covered-table-cell/>
        </table:table-row>
        <text:soft-page-break/>
        <table:table-row table:style-name="表格2.13">
          <table:table-cell table:style-name="表格2.A2" office:value-type="string">
            <text:p text:style-name="P10">Your language ability(at least average or better) </text:p>
          </table:table-cell>
          <table:table-cell table:style-name="表格2.B6" table:number-columns-spanned="8" office:value-type="string">
            <text:p text:style-name="P2"/>
            <text:p text:style-name="P2"/>
            <text:p text:style-name="P2"/>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10">Your working skills(average or better) </text:p>
          </table:table-cell>
          <table:table-cell table:style-name="表格2.A2" office:value-type="string">
            <text:p text:style-name="P19">□electrical engineering</text:p>
            <text:p text:style-name="P19">□mechanical engineering</text:p>
            <text:p text:style-name="P19">□architecture</text:p>
            <text:p text:style-name="P19">□medical science</text:p>
            <text:p text:style-name="P19">□programing</text:p>
            <text:p text:style-name="P19">□drawing</text:p>
          </table:table-cell>
          <table:table-cell table:style-name="表格2.A2" table:number-columns-spanned="2" office:value-type="string">
            <text:p text:style-name="P19">□music</text:p>
            <text:p text:style-name="P19">□planning &amp; design</text:p>
            <text:p text:style-name="P19">□document processing</text:p>
            <text:p text:style-name="P19">□culinary</text:p>
            <text:p text:style-name="P19">□history</text:p>
            <text:p text:style-name="P19">□philosophy</text:p>
          </table:table-cell>
          <table:covered-table-cell/>
          <table:table-cell table:style-name="表格2.A2" office:value-type="string">
            <text:p text:style-name="P19">□nurse</text:p>
            <text:p text:style-name="P19">□mathematic</text:p>
            <text:p text:style-name="P19">□physics</text:p>
            <text:p text:style-name="P19">□chemistry</text:p>
            <text:p text:style-name="P19">□agriculture</text:p>
            <text:p text:style-name="P19">□animal husbandry</text:p>
          </table:table-cell>
          <table:table-cell table:style-name="表格2.A2" table:number-columns-spanned="3" office:value-type="string">
            <text:p text:style-name="P19">□breeding</text:p>
            <text:p text:style-name="P19">□food science</text:p>
            <text:p text:style-name="P19">□fighting</text:p>
            <text:p text:style-name="P19">□swimming</text:p>
            <text:p text:style-name="P10"><text:span text:style-name="T14">□</text:span><text:span text:style-name="T15">________</text:span></text:p>
            <text:p text:style-name="P10"><text:span text:style-name="T14">□</text:span><text:span text:style-name="T15">________</text:span></text:p>
          </table:table-cell>
          <table:covered-table-cell/>
          <table:covered-table-cell/>
          <table:table-cell table:style-name="表格2.B6" office:value-type="string">
            <text:p text:style-name="P10"><text:span text:style-name="T14">□</text:span><text:span text:style-name="T15">________</text:span></text:p>
            <text:p text:style-name="P10"><text:span text:style-name="T14">□</text:span><text:span text:style-name="T15">________</text:span></text:p>
            <text:p text:style-name="P10"><text:span text:style-name="T14">□</text:span><text:span text:style-name="T15">________</text:span></text:p>
            <text:p text:style-name="P10"><text:span text:style-name="T14">□</text:span><text:span text:style-name="T15">________</text:span></text:p>
            <text:p text:style-name="P10"><text:span text:style-name="T14">□</text:span><text:span text:style-name="T15">________</text:span></text:p>
            <text:p text:style-name="P10"><text:span text:style-name="T14">□</text:span><text:span text:style-name="T15">________</text:span></text:p>
          </table:table-cell>
        </table:table-row>
      </table:table>
      <text:p text:style-name="P1"><text:span text:style-name="T25">Version 1.</text:span><text:span text:style-name="T28">22</text:span><text:span text:style-name="T25">(</text:span><text:span text:style-name="T27">2</text:span><text:span text:style-name="T26">,</text:span><text:span text:style-name="T25"> </text:span><text:span text:style-name="T27">7</text:span><text:span text:style-name="T25">, Ar.</text:span><text:span text:style-name="T27">8</text:span><text:span text:style-name="T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1" style:font-family-asian="游明朝"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1" style:font-family-asian="游明朝"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1:17:08.424000000</meta:creation-date>
    <dc:date>2025-03-26T15:20:04.206000000</dc:date>
    <meta:editing-duration>PT4H1M12S</meta:editing-duration>
    <meta:editing-cycles>89</meta:editing-cycles>
    <meta:generator>LibreOffice/7.6.6.3$Windows_X86_64 LibreOffice_project/d97b2716a9a4a2ce1391dee1765565ea469b0ae7</meta:generator>
    <meta:document-statistic meta:table-count="2" meta:image-count="0" meta:object-count="0" meta:page-count="6" meta:paragraph-count="192" meta:word-count="1763" meta:character-count="5512" meta:non-whitespace-character-count="4936"/>
  </office:meta>
</office:document-meta>
</file>